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604" officeooo:paragraph-rsid="000a1604"/>
    </style:style>
    <style:style style:name="P2" style:family="paragraph" style:parent-style-name="Standard">
      <style:text-properties style:text-underline-style="none" officeooo:rsid="000a1604" officeooo:paragraph-rsid="000a1604"/>
    </style:style>
    <style:style style:name="P3" style:family="paragraph" style:parent-style-name="Standard">
      <style:text-properties style:text-underline-style="none" officeooo:rsid="000a1604" officeooo:paragraph-rsid="000ced65"/>
    </style:style>
    <style:style style:name="P4" style:family="paragraph" style:parent-style-name="Standard">
      <style:text-properties style:text-underline-style="none" officeooo:rsid="000a1604" officeooo:paragraph-rsid="001b64c7"/>
    </style:style>
    <style:style style:name="P5" style:family="paragraph" style:parent-style-name="Standard">
      <style:text-properties style:text-underline-style="none" fo:font-weight="bold" officeooo:rsid="000a1604" officeooo:paragraph-rsid="000a1604" style:font-weight-asian="bold" style:font-weight-complex="bold"/>
    </style:style>
    <style:style style:name="P6" style:family="paragraph" style:parent-style-name="Standard">
      <style:text-properties style:text-underline-style="none" officeooo:rsid="000bdb31" officeooo:paragraph-rsid="000bdb31"/>
    </style:style>
    <style:style style:name="P7" style:family="paragraph" style:parent-style-name="Standard">
      <style:text-properties style:text-underline-style="none" officeooo:rsid="000ced65" officeooo:paragraph-rsid="000ced65"/>
    </style:style>
    <style:style style:name="P8" style:family="paragraph" style:parent-style-name="Standard">
      <style:text-properties fo:font-size="11pt" style:text-underline-style="none" fo:font-weight="bold" officeooo:rsid="000a1604" officeooo:paragraph-rsid="000a1604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officeooo:rsid="000a1604" officeooo:paragraph-rsid="000a1604" style:font-size-asian="11pt" style:font-size-complex="11pt"/>
    </style:style>
    <style:style style:name="P10" style:family="paragraph" style:parent-style-name="Standard">
      <style:text-properties fo:font-size="11pt" style:text-underline-style="none" officeooo:rsid="000a1604" officeooo:paragraph-rsid="000bdb31" style:font-size-asian="11pt" style:font-size-complex="11pt"/>
    </style:style>
    <style:style style:name="P11" style:family="paragraph" style:parent-style-name="Standard">
      <style:text-properties fo:font-size="11pt" style:text-underline-style="none" officeooo:rsid="000a1604" officeooo:paragraph-rsid="000ced65" style:font-size-asian="11pt" style:font-size-complex="11pt"/>
    </style:style>
    <style:style style:name="P12" style:family="paragraph" style:parent-style-name="Standard">
      <style:text-properties fo:font-size="11pt" style:text-underline-style="none" officeooo:rsid="000a1604" officeooo:paragraph-rsid="00131976" style:font-size-asian="11pt" style:font-size-complex="11pt"/>
    </style:style>
    <style:style style:name="P13" style:family="paragraph" style:parent-style-name="Standard">
      <style:text-properties fo:font-size="11pt" style:text-underline-style="none" officeooo:rsid="000a1604" officeooo:paragraph-rsid="0018946f" style:font-size-asian="11pt" style:font-size-complex="11pt"/>
    </style:style>
    <style:style style:name="P14" style:family="paragraph" style:parent-style-name="Standard">
      <style:text-properties fo:font-size="11pt" style:text-underline-style="none" officeooo:rsid="000a1604" officeooo:paragraph-rsid="001b64c7" style:font-size-asian="11pt" style:font-size-complex="11pt"/>
    </style:style>
    <style:style style:name="P15" style:family="paragraph" style:parent-style-name="Standard">
      <style:text-properties fo:font-size="11pt" style:text-underline-style="none" officeooo:rsid="000bdb31" officeooo:paragraph-rsid="000bdb31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c8319" officeooo:paragraph-rsid="001c8319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d4ea0" officeooo:paragraph-rsid="001d4ea0" style:font-size-asian="11pt" style:font-size-complex="11pt"/>
    </style:style>
    <style:style style:name="P18" style:family="paragraph" style:parent-style-name="Standard">
      <style:text-properties fo:font-size="11pt" style:text-underline-style="none" officeooo:rsid="000ed744" officeooo:paragraph-rsid="000ed744" style:font-size-asian="11pt" style:font-size-complex="11pt"/>
    </style:style>
    <style:style style:name="P19" style:family="paragraph" style:parent-style-name="Standard">
      <style:text-properties fo:font-size="11pt" style:text-underline-style="none" officeooo:rsid="000f3645" officeooo:paragraph-rsid="000f3645" style:font-size-asian="11pt" style:font-size-complex="11pt"/>
    </style:style>
    <style:style style:name="P20" style:family="paragraph" style:parent-style-name="Standard">
      <style:text-properties fo:font-size="11pt" style:text-underline-style="none" officeooo:rsid="0015d273" officeooo:paragraph-rsid="0015d273" style:font-size-asian="11pt" style:font-size-complex="11pt"/>
    </style:style>
    <style:style style:name="P21" style:family="paragraph" style:parent-style-name="Standard">
      <style:text-properties fo:font-size="11pt" style:text-underline-style="none" officeooo:rsid="0015d273" officeooo:paragraph-rsid="0018946f" style:font-size-asian="11pt" style:font-size-complex="11pt"/>
    </style:style>
    <style:style style:name="P22" style:family="paragraph" style:parent-style-name="Standard">
      <style:text-properties fo:font-size="11pt" style:text-underline-style="none" officeooo:rsid="0015d273" officeooo:paragraph-rsid="001b64c7" style:font-size-asian="11pt" style:font-size-complex="11pt"/>
    </style:style>
    <style:style style:name="P23" style:family="paragraph" style:parent-style-name="Standard">
      <style:text-properties fo:font-size="11pt" style:text-underline-style="none" officeooo:rsid="0016debf" officeooo:paragraph-rsid="0016debf" style:font-size-asian="11pt" style:font-size-complex="11pt"/>
    </style:style>
    <style:style style:name="P24" style:family="paragraph" style:parent-style-name="Standard">
      <style:text-properties fo:font-size="11pt" style:text-underline-style="none" officeooo:rsid="0016debf" officeooo:paragraph-rsid="0017a9ca" style:font-size-asian="11pt" style:font-size-complex="11pt"/>
    </style:style>
    <style:style style:name="P25" style:family="paragraph" style:parent-style-name="Standard">
      <style:text-properties fo:font-size="11pt" style:text-underline-style="none" officeooo:rsid="0016debf" officeooo:paragraph-rsid="001a0ffd" style:font-size-asian="11pt" style:font-size-complex="11pt"/>
    </style:style>
    <style:style style:name="P26" style:family="paragraph" style:parent-style-name="Standard">
      <style:text-properties fo:font-size="11pt" style:text-underline-style="none" officeooo:rsid="0016debf" officeooo:paragraph-rsid="001b64c7" style:font-size-asian="11pt" style:font-size-complex="11pt"/>
    </style:style>
    <style:style style:name="P27" style:family="paragraph" style:parent-style-name="Standard">
      <style:text-properties fo:font-size="11pt" style:text-underline-style="none" officeooo:rsid="001b64c7" officeooo:paragraph-rsid="001b64c7" style:font-size-asian="11pt" style:font-size-complex="11pt"/>
    </style:style>
    <style:style style:name="P28" style:family="paragraph" style:parent-style-name="Standard">
      <style:text-properties fo:font-size="11pt" style:text-underline-style="solid" style:text-underline-width="auto" style:text-underline-color="font-color" officeooo:rsid="000a1604" officeooo:paragraph-rsid="000a1604" style:font-size-asian="11pt" style:font-size-complex="11pt"/>
    </style:style>
    <style:style style:name="P29" style:family="paragraph" style:parent-style-name="Standard">
      <style:text-properties fo:font-size="11pt" style:text-underline-style="solid" style:text-underline-width="auto" style:text-underline-color="font-color" officeooo:rsid="000a1604" officeooo:paragraph-rsid="000ced65" style:font-size-asian="11pt" style:font-size-complex="11pt"/>
    </style:style>
    <style:style style:name="P30" style:family="paragraph" style:parent-style-name="Standard">
      <style:text-properties fo:font-size="11pt" style:text-underline-style="solid" style:text-underline-width="auto" style:text-underline-color="font-color" officeooo:rsid="000a1604" officeooo:paragraph-rsid="0018946f" style:font-size-asian="11pt" style:font-size-complex="11pt"/>
    </style:style>
    <style:style style:name="P31" style:family="paragraph" style:parent-style-name="Standard">
      <style:text-properties fo:font-size="11pt" style:text-underline-style="solid" style:text-underline-width="auto" style:text-underline-color="font-color" officeooo:rsid="000a1604" officeooo:paragraph-rsid="001b64c7" style:font-size-asian="11pt" style:font-size-complex="11pt"/>
    </style:style>
    <style:style style:name="P32" style:family="paragraph" style:parent-style-name="Standard">
      <style:text-properties style:text-underline-style="none" officeooo:rsid="000a1604" officeooo:paragraph-rsid="000a1604"/>
    </style:style>
    <style:style style:name="P33" style:family="paragraph" style:parent-style-name="Standard">
      <style:text-properties fo:font-size="11pt" style:text-underline-style="none" officeooo:rsid="000a1604" officeooo:paragraph-rsid="000a1604" style:font-size-asian="11pt" style:font-size-complex="11pt"/>
    </style:style>
    <style:style style:name="T1" style:family="text">
      <style:text-properties officeooo:rsid="000a160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eb5e"/>
    </style:style>
    <style:style style:name="T4" style:family="text">
      <style:text-properties style:text-underline-style="none" officeooo:rsid="000ced65"/>
    </style:style>
    <style:style style:name="T5" style:family="text">
      <style:text-properties style:text-underline-style="none" officeooo:rsid="001b64c7"/>
    </style:style>
    <style:style style:name="T6" style:family="text">
      <style:text-properties officeooo:rsid="000aeb5e"/>
    </style:style>
    <style:style style:name="T7" style:family="text">
      <style:text-properties officeooo:rsid="000bdb31"/>
    </style:style>
    <style:style style:name="T8" style:family="text">
      <style:text-properties officeooo:rsid="000ced65"/>
    </style:style>
    <style:style style:name="T9" style:family="text">
      <style:text-properties officeooo:rsid="00131976"/>
    </style:style>
    <style:style style:name="T10" style:family="text">
      <style:text-properties officeooo:rsid="00146898"/>
    </style:style>
    <style:style style:name="T11" style:family="text">
      <style:text-properties officeooo:rsid="0015d273"/>
    </style:style>
    <style:style style:name="T12" style:family="text">
      <style:text-properties officeooo:rsid="0016debf"/>
    </style:style>
    <style:style style:name="T13" style:family="text">
      <style:text-properties officeooo:rsid="0017a9ca"/>
    </style:style>
    <style:style style:name="T14" style:family="text">
      <style:text-properties officeooo:rsid="0018946f"/>
    </style:style>
    <style:style style:name="T15" style:family="text">
      <style:text-properties officeooo:rsid="001a0ffd"/>
    </style:style>
    <style:style style:name="T16" style:family="text">
      <style:text-properties officeooo:rsid="001b64c7"/>
    </style:style>
    <style:style style:name="T17" style:family="text">
      <style:text-properties officeooo:rsid="001c8319"/>
    </style:style>
    <style:style style:name="T18" style:family="text">
      <style:text-properties officeooo:rsid="001ecdfd"/>
    </style:style>
    <style:style style:name="T19" style:family="text">
      <style:text-properties officeooo:rsid="002001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undation 1 (Youtube videos)</text:p>
      <text:p text:style-name="P2">-------------------------------------</text:p>
      <text:p text:style-name="P1">| Class: Video</text:p>
      <text:p text:style-name="P1">| _title: private string</text:p>
      <text:p text:style-name="P2">| _author: private string</text:p>
      <text:p text:style-name="P2">| _length: private int</text:p>
      <text:p text:style-name="P2">| _comments: private List&lt;comment&gt;</text:p>
      <text:p text:style-name="P2">|-------------------------------------</text:p>
      <text:p text:style-name="P6">| Video(title: string, author: string, length: int)</text:p>
      <text:p text:style-name="P6">|</text:p>
      <text:p text:style-name="P2">| AddComment() : void</text:p>
      <text:p text:style-name="P2">| CountComments() : int</text:p>
      <text:p text:style-name="P4"><text:span text:style-name="T16">| </text:span>Get<text:span text:style-name="T16">Title</text:span>(): void</text:p>
      <text:p text:style-name="P4"><text:span text:style-name="T16">| </text:span>Get<text:span text:style-name="T16">Author</text:span>(): void</text:p>
      <text:p text:style-name="P4"><text:span text:style-name="T16">| </text:span>Get<text:span text:style-name="T16">Length</text:span>(): void</text:p>
      <text:p text:style-name="P2">-------------------------------------</text:p>
      <text:p text:style-name="P2"/>
      <text:p text:style-name="P2">-------------------------------------</text:p>
      <text:p text:style-name="P2">| Class: Comment</text:p>
      <text:p text:style-name="P2">| _username: private string</text:p>
      <text:p text:style-name="P2">| __text: private string</text:p>
      <text:p text:style-name="P2">|-------------------------------------</text:p>
      <text:p text:style-name="P3">| <text:span text:style-name="T8">Comment(username: string, text: string)</text:span></text:p>
      <text:p text:style-name="P7">|</text:p>
      <text:p text:style-name="P3"><text:span text:style-name="T8">| </text:span>GetUsername(): void</text:p>
      <text:p text:style-name="P2">| GetText(): void</text:p>
      <text:p text:style-name="P2">-------------------------------------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Foundation 2 (Online Ordering)</text:p>
      <text:p text:style-name="P9"/>
      <text:p text:style-name="P9">-------------------------------------</text:p>
      <text:p text:style-name="P9">| Class Order</text:p>
      <text:p text:style-name="P28"><text:span text:style-name="T2">| _products: </text:span><text:span text:style-name="T3">private</text:span><text:span text:style-name="T2"> List&lt;Products&gt;</text:span></text:p>
      <text:p text:style-name="P9">| _customer: <text:span text:style-name="T6">private</text:span> <text:span text:style-name="T6">Customer</text:span></text:p>
      <text:p text:style-name="P9">-------------------------------------</text:p>
      <text:p text:style-name="P10">| <text:span text:style-name="T7">Order(customer: Customer): void</text:span></text:p>
      <text:p text:style-name="P15">| Order(customer: Customer, products: <text:span text:style-name="T1">List&lt;Products&gt;</text:span>)</text:p>
      <text:p text:style-name="P15">| </text:p>
      <text:p text:style-name="P10"><text:span text:style-name="T7">| </text:span>Add<text:span text:style-name="T18">Product</text:span>(<text:span text:style-name="T19">Product product</text:span>): void</text:p>
      <text:p text:style-name="P9">| CalculateCost(): double</text:p>
      <text:p text:style-name="P9">| PackingLabel(): string</text:p>
      <text:p text:style-name="P9">| ShippingLable(): s<text:span text:style-name="T17">t</text:span>ring</text:p>
      <text:p text:style-name="P16">| <text:span text:style-name="T1">Get</text:span>Customer<text:span text:style-name="T1">(): void</text:span></text:p>
      <text:p text:style-name="P17">| </text:p>
      <text:p text:style-name="P9">-------------------------------------</text:p>
      <text:p text:style-name="P11"/>
      <text:p text:style-name="P11">-------------------------------------</text:p>
      <text:p text:style-name="P11">| Class <text:span text:style-name="T8">Product</text:span></text:p>
      <text:p text:style-name="P29"><text:span text:style-name="T2">| _</text:span><text:span text:style-name="T4">name</text:span><text:span text:style-name="T2">: </text:span><text:span text:style-name="T3">private</text:span><text:span text:style-name="T2"> </text:span><text:span text:style-name="T4">string</text:span></text:p>
      <text:p text:style-name="P11">| _<text:span text:style-name="T8">prouctID</text:span>: <text:span text:style-name="T6">private</text:span> <text:span text:style-name="T8">string</text:span></text:p>
      <text:p text:style-name="P18">| _price<text:span text:style-name="T11">Unit</text:span>: <text:span text:style-name="T10">private</text:span> double</text:p>
      <text:p text:style-name="P19">| _quantity: <text:span text:style-name="T11">private</text:span> int</text:p>
      <text:p text:style-name="P11">-------------------------------------</text:p>
      <text:p text:style-name="P12">| <text:span text:style-name="T9">Product(name: string, id: string, price</text:span><text:span text:style-name="T12">Unit</text:span><text:span text:style-name="T9">: double, quantity: int)</text:span></text:p>
      <text:p text:style-name="P20">| CalculatePrice(): <text:span text:style-name="T19">double</text:span></text:p>
      <text:p text:style-name="P23"><text:span text:style-name="T14">| </text:span>GetName(): void</text:p>
      <text:p text:style-name="P23"><text:span text:style-name="T14">| </text:span>GetProductID(): void</text:p>
      <text:p text:style-name="P24"><text:span text:style-name="T14">| </text:span>Get<text:span text:style-name="T13">PriceUnit</text:span>(): void</text:p>
      <text:p text:style-name="P24"><text:span text:style-name="T14">| </text:span>Get<text:span text:style-name="T13">Quantity</text:span>(): void</text:p>
      <text:p text:style-name="P11">-------------------------------------</text:p>
      <text:p text:style-name="P11"/>
      <text:p text:style-name="P13">-------------------------------------</text:p>
      <text:p text:style-name="P13">| Class <text:span text:style-name="T14">Customer</text:span></text:p>
      <text:p text:style-name="P30"><text:span text:style-name="T2">| _</text:span><text:span text:style-name="T4">name</text:span><text:span text:style-name="T2">: </text:span><text:span text:style-name="T3">private</text:span><text:span text:style-name="T2"> </text:span><text:span text:style-name="T4">string</text:span></text:p>
      <text:p text:style-name="P13">| _<text:span text:style-name="T14">address: private Address</text:span></text:p>
      <text:p text:style-name="P13">-------------------------------------</text:p>
      <text:p text:style-name="P13">| <text:span text:style-name="T14">Customer</text:span><text:span text:style-name="T9">(name: string, </text:span><text:span text:style-name="T14">address: Address</text:span><text:span text:style-name="T9">)</text:span></text:p>
      <text:p text:style-name="P21">| <text:span text:style-name="T15">IsFromUSA(): bool</text:span></text:p>
      <text:p text:style-name="P25"><text:span text:style-name="T14">| </text:span>GetName(): void</text:p>
      <text:p text:style-name="P25"><text:span text:style-name="T14">| </text:span>Get<text:span text:style-name="T15">Address</text:span>(): void</text:p>
      <text:p text:style-name="P13">-------------------------------------</text:p>
      <text:p text:style-name="P13"/>
      <text:p text:style-name="P14">-------------------------------------</text:p>
      <text:p text:style-name="P14">| Class <text:span text:style-name="T16">Address</text:span></text:p>
      <text:p text:style-name="P31"><text:span text:style-name="T2">| _</text:span><text:span text:style-name="T5">street</text:span><text:span text:style-name="T2">: </text:span><text:span text:style-name="T3">private</text:span><text:span text:style-name="T2"> </text:span><text:span text:style-name="T4">string</text:span></text:p>
      <text:p text:style-name="P14">| _<text:span text:style-name="T16">city</text:span><text:span text:style-name="T14">: private </text:span><text:span text:style-name="T16">string</text:span></text:p>
      <text:p text:style-name="P27">| _country: private string</text:p>
      <text:p text:style-name="P14">-------------------------------------</text:p>
      <text:p text:style-name="P14">| <text:span text:style-name="T16">Address</text:span><text:span text:style-name="T9">(</text:span><text:span text:style-name="T16">street</text:span><text:span text:style-name="T9">: string, </text:span><text:span text:style-name="T16">city</text:span><text:span text:style-name="T9">: string, </text:span><text:span text:style-name="T16">country</text:span><text:span text:style-name="T9">: string)</text:span></text:p>
      <text:p text:style-name="P22">| <text:span text:style-name="T15">IsFromUSA(): bool</text:span></text:p>
      <text:p text:style-name="P26"><text:span text:style-name="T14">| </text:span>Get<text:span text:style-name="T16">Street</text:span>(): void</text:p>
      <text:p text:style-name="P26"><text:span text:style-name="T14">| </text:span>Get<text:span text:style-name="T16">City</text:span>(): void</text:p>
      <text:p text:style-name="P27">| <text:span text:style-name="T12">Get</text:span>Country<text:span text:style-name="T12">(): void</text:span></text:p>
      <text:p text:style-name="P14">-------------------------------------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1:36:18.117000000</meta:creation-date>
    <dc:date>2024-10-12T18:40:37.336000000</dc:date>
    <meta:editing-duration>PT11H48M28S</meta:editing-duration>
    <meta:editing-cycles>19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78" meta:word-count="233" meta:character-count="2120" meta:non-whitespace-character-count="1963"/>
  </office:meta>
</office:document-meta>
</file>